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Amber</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05">05/05/2019</text:date>, <text:time>14:44: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5-05T14:44:31.55</dc:date>
    <meta:editing-duration>P137DT2H43M3S</meta:editing-duration>
    <meta:editing-cycles>1524</meta:editing-cycles>
    <dc:creator>Seab Dinch</dc:creator>
    <meta:document-statistic meta:table-count="1" meta:cell-count="7467" meta:object-count="0"/>
  </office:meta>
</office:document-meta>
</file>